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ol·licitar Presupost Contracte</text:p>
      <text:p text:style-name="Standard"/>
      <text:p text:style-name="Standard">1.L'usuari 'gestor de contractes' entra al sistema (inclou autentificació).</text:p>
      <text:p text:style-name="Standard">2.L'usuari escull la opció 'Sol·licitar Presupost Contracte'.</text:p>
      <text:p text:style-name="Standard">3.L'usuari indica el codi client del client que preten crear el nou contracte o bé indica el nom.</text:p>
      <text:p text:style-name="Standard">4.El sistema mostra els clients que concorden amb la cerca.</text:p>
      <text:p text:style-name="Standard">5.L'usuari selecciona de la llista el client corresponent o enllaça amb el cas d'us “Alta Client” per tal de generar una nova entrada. </text:p>
      <text:p text:style-name="Standard">6.L'usuari indica:</text:p>
      <text:p text:style-name="Standard"><text:tab/>a) El tipus de contracte que vol crear:</text:p>
      <text:p text:style-name="Standard"><text:tab/><text:tab/>- Si és de tipus preu fix, indica el nombre màxim d'enviaments per període i el tipus <text:tab/><text:tab/>de període, que pot ser dia, setmana o mes.</text:p>
      <text:p text:style-name="Standard"><text:tab/><text:tab/>- Si és un contracte períodic, indica el tipus de periodicitat. </text:p>
      <text:p text:style-name="Standard"><text:tab/><text:tab/><text:tab/>- Si la periodicitat es en dies o en mesos, indica també la freqüència, entesa en <text:tab/><text:tab/><text:tab/>dies o mesos entre enviaments, respectivament. A més, indica també l'interval <text:tab/><text:tab/><text:tab/>d'hores en el que cal fer la recolida i l'entrega, corresponentment. </text:p>
      <text:p text:style-name="Standard"><text:tab/><text:tab/><text:tab/>- Si la periodicitat és setmanal, també d'haurà d'indicar quins dies de la <text:tab/><text:tab/><text:tab/><text:tab/>setmana cal fer la comanda i les hores de recollida i entrega respectives. </text:p>
      <text:p text:style-name="Standard"><text:tab/>b) La zona orígen i la zona destí de les comandes.</text:p>
      <text:p text:style-name="Standard"><text:tab/>c) La data d'inici i la data de fi del contracte.</text:p>
      <text:p text:style-name="Standard"/>
      <text:p text:style-name="Standard">7.El sistema comprova que l'empresa pugui afrontar el contracte durant el seu període de vigència automàticament segons uns criteris que podran ser modificats. A més, també genera una proposta per al preu que tindrà el contracte segons uns barems que també seran ajustables. </text:p>
      <text:p text:style-name="Standard">{Si no es pot assumir el contracte <text:span text:style-name="T1">→</text:span> flux alternatiu: Contracte impossible d'afegir}</text:p>
      <text:p text:style-name="Standard">8. Si l'empresa pot assumir el contracte, el sistma mostra el nombre de comandes generades en cas que es tracti d'un contracte períodic i el preu proposat en qualsevol cas.</text:p>
      <text:p text:style-name="Standard">9. L'usuari modifica, si s'escau (i hi està auoritzat) el preu del contracte i confirma les condicions o bé decideix cancel·lar el procés, finalitzant amb el cas d'ús. </text:p>
      <text:p text:style-name="Standard">10.El sistema enregistra les noves comandes.</text:p>
      <text:p text:style-name="Standard"/>
      <text:p text:style-name="Standard"/>
      <text:p text:style-name="Standard">Flux alternatiu: <text:s/>Contracte impossible d'afegir</text:p>
      <text:p text:style-name="Standard"/>
      <text:p text:style-name="Standard">En el pas 7, el sistema detecta que el contracte no pot ser donat d'alta.</text:p>
      <text:p text:style-name="Standard">1.El sistema mostra un missatge d'error explicant el motiu pel qual no es pot afegir.</text:p>
      <text:p text:style-name="Standard">2.L'usuari indica si preten cancel·lar l'execució del cas d'ús o bé modificar les condicions del contracte per tal que aquest torni a ser evaluat, amb la qual cosa es saltaria al pas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05T13:08:54</meta:creation-date>
    <dc:date>2008-05-05T15:10:17</dc:date>
    <meta:editing-cycles>7</meta:editing-cycles>
    <meta:editing-duration>PT1H44M1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3" meta:word-count="396" meta:character-count="2344"/>
  </office:meta>
</office:document-meta>
</file>